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7" style:family="table-cell" style:parent-style-name="Default">
      <style:table-cell-properties fo:background-color="#ed4c05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Falkinho I Tripl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250000" calcext:value-type="float">
            <text:p>2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0000" calcext:value-type="float">
            <text:p>29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3000" calcext:value-type="float">
            <text:p>23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7" office:value-type="string" calcext:value-type="string">
            <text:p>Atlas I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Medium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Liquid</text:p>
          </table:table-cell>
          <table:table-cell table:style-name="ce27" office:value-type="string" calcext:value-type="string">
            <text:p>LK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5000" calcext:value-type="float">
            <text:p>75000</text:p>
          </table:table-cell>
          <table:table-cell table:style-name="ce27" office:value-type="float" office:value="27000" calcext:value-type="float">
            <text:p>27000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7" office:value-type="string" calcext:value-type="string">
            <text:p>Atlas IA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Medium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LKO/MK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0000" calcext:value-type="float">
            <text:p>80000</text:p>
          </table:table-cell>
          <table:table-cell table:style-name="ce27" office:value-type="float" office:value="36000" calcext:value-type="float">
            <text:p>36000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Atlas IB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Heavy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LKO/MK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4000" calcext:value-type="float">
            <text:p>84000</text:p>
          </table:table-cell>
          <table:table-cell table:style-name="ce27" office:value-type="float" office:value="38250" calcext:value-type="float">
            <text:p>38250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Atlas IC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Heavy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MKO/KT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float" office:value="39500" calcext:value-type="float">
            <text:p>39500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Atlas ID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Heavy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MKO/KT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2000" calcext:value-type="float">
            <text:p>102000</text:p>
          </table:table-cell>
          <table:table-cell table:style-name="ce27" office:value-type="float" office:value="54000" calcext:value-type="float">
            <text:p>54000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LCE II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Medium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edicated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LKO/MKO/KTO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Tripulation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1000" calcext:value-type="float">
            <text:p>61000</text:p>
          </table:table-cell>
          <table:table-cell table:style-name="ce27" office:value-type="string" calcext:value-type="string">
            <text:p>???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/>
          <table:table-cell table:style-name="ce27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27" office:value-type="string" calcext:value-type="string">
            <text:p>Titan IA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Heavy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MKO/KT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000" calcext:value-type="float">
            <text:p>200000</text:p>
          </table:table-cell>
          <table:table-cell table:style-name="ce27" office:value-type="string" calcext:value-type="string">
            <text:p>???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27" office:value-type="string" calcext:value-type="string">
            <text:p>Titan IB</text:p>
          </table:table-cell>
          <table:table-cell table:style-name="ce27" office:value-type="string" calcext:value-type="string">
            <text:p>Kerbin Society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Super-Heavy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Liquid</text:p>
          </table:table-cell>
          <table:table-cell table:style-name="ce27" office:value-type="string" calcext:value-type="string">
            <text:p>KT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60000" calcext:value-type="float">
            <text:p>260000</text:p>
          </table:table-cell>
          <table:table-cell table:style-name="ce27" office:value-type="string" calcext:value-type="string">
            <text:p>(+) 50000*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Falcao I SST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E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NOT</text:p>
          </table:table-cell>
          <table:table-cell table:style-name="ce9" office:value-type="float" office:value="18000" calcext:value-type="float">
            <text:p>180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Single Stage to Orbit</text:p>
          </table:table-cell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9" office:value-type="string" calcext:value-type="string">
            <text:p>Falca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NOT</text:p>
          </table:table-cell>
          <table:table-cell table:style-name="ce9" office:value-type="float" office:value="27000" calcext:value-type="float">
            <text:p>27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7" office:value-type="string" calcext:value-type="string">
            <text:p>Ariane IV</text:p>
          </table:table-cell>
          <table:table-cell table:style-name="ce27" office:value-type="string" calcext:value-type="string">
            <text:p>JebFactory Ltda</text:p>
          </table:table-cell>
          <table:table-cell table:style-name="ce27" office:value-type="string" calcext:value-type="string">
            <text:p>Not Recovery</text:p>
          </table:table-cell>
          <table:table-cell table:style-name="ce27" office:value-type="string" calcext:value-type="string">
            <text:p>Heavy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Generic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Solid/Liquid</text:p>
          </table:table-cell>
          <table:table-cell table:style-name="ce27" office:value-type="string" calcext:value-type="string">
            <text:p>KTO</text:p>
          </table:table-cell>
          <table:table-cell table:style-name="ce27" office:value-type="string" calcext:value-type="string">
            <text:p>NO</text:p>
          </table:table-cell>
          <table:table-cell table:style-name="ce27" office:value-type="string" calcext:value-type="string">
            <text:p>Cargo</text:p>
          </table:table-cell>
          <table:table-cell table:style-name="ce27" office:value-type="float" office:value="150000" calcext:value-type="float">
            <text:p>150000</text:p>
          </table:table-cell>
          <table:table-cell table:style-name="ce27" office:value-type="string" calcext:value-type="string">
            <text:p>Actived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" calcext:value-type="float">
            <text:p>100000</text:p>
          </table:table-cell>
          <table:table-cell table:style-name="ce27" office:value-type="string" calcext:value-type="string">
            <text:p>???</text:p>
          </table:table-cell>
          <table:table-cell table:number-columns-repeated="2" table:style-name="ce27" office:value-type="string" calcext:value-type="string">
            <text:p>NOT</text:p>
          </table:table-cell>
          <table:table-cell table:style-name="ce27" office:value-type="string" calcext:value-type="string">
            <text:p>YES</text:p>
          </table:table-cell>
          <table:table-cell table:style-name="ce27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4:45:52.683796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21-02-26T14:49:01.352668848</dc:date>
    <meta:editing-duration>PT10H17M39S</meta:editing-duration>
    <meta:editing-cycles>211</meta:editing-cycles>
    <meta:generator>LibreOffice/6.1.5.2$Linux_X86_64 LibreOffice_project/10$Build-2</meta:generator>
    <meta:document-statistic meta:table-count="1" meta:cell-count="737" meta:object-count="0"/>
  </office:meta>
</office:document-meta>
</file>